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8c6f" officeooo:paragraph-rsid="001d8c6f"/>
    </style:style>
    <style:style style:name="P2" style:family="paragraph" style:parent-style-name="Standard">
      <style:text-properties fo:font-weight="normal" officeooo:rsid="001d8c6f" officeooo:paragraph-rsid="001d8c6f" style:font-weight-asian="normal" style:font-weight-complex="normal"/>
    </style:style>
    <style:style style:name="P3" style:family="paragraph" style:parent-style-name="Standard">
      <style:text-properties fo:font-weight="bold" officeooo:rsid="001d8c6f" officeooo:paragraph-rsid="001d8c6f" style:font-weight-asian="bold" style:font-weight-complex="bold"/>
    </style:style>
    <style:style style:name="T1" style:family="text">
      <style:text-properties fo:font-size="13pt" style:font-size-asian="11.3500003814697pt" style:font-size-complex="13pt"/>
    </style:style>
    <style:style style:name="T2" style:family="text">
      <style:text-properties fo:font-size="13pt" officeooo:rsid="001f87c5" style:font-size-asian="11.3500003814697pt" style:font-size-complex="13pt"/>
    </style:style>
    <style:style style:name="T3" style:family="text">
      <style:text-properties fo:font-size="13pt" fo:font-weight="bold" style:font-size-asian="11.3500003814697pt" style:font-weight-asian="bold" style:font-size-complex="13pt" style:font-weight-complex="bold"/>
    </style:style>
    <style:style style:name="T4" style:family="text">
      <style:text-properties fo:font-size="13pt" fo:font-weight="bold" officeooo:rsid="001d8c6f" style:font-size-asian="11.3500003814697pt" style:font-weight-asian="bold" style:font-size-complex="13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text:span text:style-name="T3"><text:tab/><text:tab/><text:tab/></text:span><text:span text:style-name="T4">NYKKIS- Customer service project</text:span></text:p>
      <text:p text:style-name="Standard"><text:span text:style-name="T4"/></text:p>
      <text:p text:style-name="P1"><text:span text:style-name="T3">Roles:</text:span></text:p>
      <text:p text:style-name="P2"><text:span text:style-name="T1">Manu <text:s/>– Java coder</text:span></text:p>
      <text:p text:style-name="P2"><text:span text:style-name="T1">Petri <text:tab/>– Java coder and database programmer</text:span></text:p>
      <text:p text:style-name="P2"><text:span text:style-name="T1">Tero<text:tab/> – Html, css, general project design <text:s/>and Ar</text:span><text:span text:style-name="T2">c</text:span><text:span text:style-name="T1">hitect</text:span></text:p>
      <text:p text:style-name="P2"><text:span text:style-name="T1">Sathiya - Html, css ,manage documentation and bui</text:span><text:span text:style-name="T2">l</text:span><text:span text:style-name="T1">d manager.</text:span></text:p>
      <text:p text:style-name="P2"><text:span text:style-name="T1"/></text:p>
      <text:p text:style-name="P3"><text:span text:style-name="T1">Sprint I(one week)</text:span></text:p>
      <text:p text:style-name="P2"><text:span text:style-name="T3">GOAL: </text:span><text:span text:style-name="T1">Get basic things are working (like database connections etc.) and upload them to Git so that team members can split their work. Also get login page working so we can use that as example for next sprint.</text:span></text:p>
      <text:p text:style-name="P2"><text:span text:style-name="T1"/></text:p>
      <text:p text:style-name="P2"><text:span text:style-name="T3">Done:</text:span><text:span text:style-name="T1"> UI design html and css pages. Java classes and database.</text:span></text:p>
      <text:p text:style-name="P2"><text:span text:style-name="T1"/></text:p>
      <text:p text:style-name="P2"><text:span text:style-name="T1"/></text:p>
      <text:p text:style-name="P2"><text:span text:style-name="T1"/></text:p>
      <text:p text:style-name="P3"><text:span text:style-name="T1">Planning for next sprint : </text:span></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pi </meta:initial-creator>
    <meta:creation-date>2016-12-22T12:02:39.033139656</meta:creation-date>
    <dc:date>2016-12-22T12:20:29.944595783</dc:date>
    <dc:creator>oppi </dc:creator>
    <meta:editing-duration>PT2M39S</meta:editing-duration>
    <meta:editing-cycles>5</meta:editing-cycles>
    <meta:generator>LibreOffice/4.4.3.2$Linux_X86_64 LibreOffice_project/40m0$Build-2</meta:generator>
    <meta:document-statistic meta:table-count="0" meta:image-count="0" meta:object-count="0" meta:page-count="1" meta:paragraph-count="10" meta:word-count="88" meta:character-count="535" meta:non-whitespace-character-count="444"/>
  </office:meta>
</office:document-meta>
</file>